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c73d" officeooo:paragraph-rsid="0000c7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0c73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6657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fo:font-weight="bold" officeooo:rsid="000c9425" officeooo:paragraph-rsid="000c9425" style:font-weight-asian="bold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da981" style:font-weight-asian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font-size-asian="12pt" style:font-size-complex="12pt"/>
    </style:style>
    <style:style style:name="T15" style:family="text">
      <style:text-properties style:font-name="Liberation Sans" fo:font-size="12pt" officeooo:rsid="0000c73d" style:font-size-asian="12pt" style:font-size-complex="12pt"/>
    </style:style>
    <style:style style:name="T16" style:family="text">
      <style:text-properties style:font-name="Liberation Sans" fo:font-size="12pt" officeooo:rsid="0004c472" style:font-size-asian="12pt" style:font-size-complex="12pt"/>
    </style:style>
    <style:style style:name="T17" style:family="text">
      <style:text-properties style:font-name="Liberation Sans" fo:font-size="12pt" officeooo:rsid="000979af" style:font-size-asian="12pt" style:font-size-complex="12pt"/>
    </style:style>
    <style:style style:name="T18" style:family="text">
      <style:text-properties style:font-name="Liberation Sans" fo:font-size="12pt" officeooo:rsid="000aff2c" style:font-size-asian="12pt" style:font-size-complex="12pt"/>
    </style:style>
    <style:style style:name="T19" style:family="text">
      <style:text-properties style:font-name="Liberation Sans" fo:font-size="12pt" officeooo:rsid="000c4d8b" style:font-size-asian="12pt" style:font-size-complex="12pt"/>
    </style:style>
    <style:style style:name="T20" style:family="text">
      <style:text-properties style:font-name="Liberation Sans" fo:font-size="12pt" officeooo:rsid="000da981" style:font-size-asian="12pt" style:font-size-complex="12pt"/>
    </style:style>
    <style:style style:name="T21" style:family="text">
      <style:text-properties style:font-name="Liberation Sans" fo:font-size="12pt" officeooo:rsid="001094c1" style:font-size-asian="12pt" style:font-size-complex="12pt"/>
    </style:style>
    <style:style style:name="T22" style:family="text">
      <style:text-properties style:font-name="Liberation Sans" fo:font-size="12pt" officeooo:rsid="0011caab" style:font-size-asian="12pt" style:font-size-complex="12pt"/>
    </style:style>
    <style:style style:name="T23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24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29" style:family="text">
      <style:text-properties officeooo:rsid="001094c1"/>
    </style:style>
    <style:style style:name="T30" style:family="text">
      <style:text-properties officeooo:rsid="0012291d"/>
    </style:style>
    <style:style style:name="T31" style:family="text">
      <style:text-properties officeooo:rsid="00123e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FontForge scripts as of SUN version 7_<text:span text:style-name="T31">6</text:span></text:p>
      <text:p text:style-name="P2"/>
      <text:p text:style-name="P3">These scripts are written in python using the python built in FontForge.</text:p>
      <text:p text:style-name="P5"/>
      <text:p text:style-name="P4">They were written on a windows PC but they should work on Linux, I would guess there may be some changes on directory and file handling.</text:p>
      <text:p text:style-name="P3"/>
      <text:p text:style-name="P6">Objective:</text:p>
      <text:p text:style-name="P6"><text:tab/>Generate backfonts and documentation for the different versions of SUN.</text:p>
      <text:p text:style-name="P3"/>
      <text:p text:style-name="P3"/>
      <text:p text:style-name="P7">Requirements:</text:p>
      <text:p text:style-name="P11"><text:span text:style-name="T2">FontForge 2019-08-01: <text:s/></text:span><text:a xlink:type="simple" xlink:href="https://fontforge.org/en-US/" text:style-name="Internet_20_link" text:visited-style-name="Visited_20_Internet_20_Link"><text:span text:style-name="T2">https://fontforge.org/en-US/</text:span></text:a></text:p>
      <text:p text:style-name="P11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p text:style-name="P19"><text:tab/>potrace: <text:s/>potrace is part of fontforge.</text:p>
      <text:p text:style-name="P11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<text:p text:style-name="P19"/>
      <text:p text:style-name="P9"><text:span text:style-name="T15">S</text:span><text:span text:style-name="T14">etup: <text:s/></text:span></text:p>
      <text:p text:style-name="P20">Install Fontforge and Imagemagick per default.</text:p>
      <text:p text:style-name="P29">Modify the fontforge bat file C:\Program Files (x86)\FontForgeBuilds\fontforge.bat</text:p>
      <text:p text:style-name="P29"><text:tab/>insert the word SETLOCAL after the “@echo off” statement on line 1 I.e.</text:p>
      <text:p text:style-name="P41"><text:tab/>@ECHO OFF</text:p>
      <text:p text:style-name="P41"><text:tab/>SETLOCAL</text:p>
      <text:p text:style-name="P20"><text:span text:style-name="T30">Under the directory running the backfont code create the following </text:span>subdirectories.</text:p>
      <text:p text:style-name="P20"><text:tab/> <text:span text:style-name="T30">D</text:span>i<text:span text:style-name="T30">s</text:span>t, <text:span text:style-name="T30">Log, svg</text:span></text:p>
      <text:p text:style-name="P20"/>
      <text:p text:style-name="P8">Running Scripts:</text:p>
      <text:p text:style-name="P20">Open a Command Prompt window and change to the directory where your code is.</text:p>
      <text:p text:style-name="P20">A basic FontForge command is.</text:p>
      <text:p text:style-name="P12"><text:span text:style-name="T3"><text:tab/>fontforge <text:s/>-script p</text:span><text:span text:style-name="T4">ythonscript.py ...params….</text:span></text:p>
      <text:p text:style-name="P17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18"><text:span text:style-name="T8">Y</text:span><text:span text:style-name="T1">ou can always contact me for an explanation of the code.</text:span></text:p>
      <text:p text:style-name="P21"/>
      <text:p text:style-name="P31"><text:span text:style-name="T16">B</text:span><text:span text:style-name="T14">ackFont Procedures:</text:span></text:p>
      <text:p text:style-name="P35"><text:tab/>The requirements to generate scripts</text:p>
      <text:p text:style-name="P35"><text:tab/><text:tab/>The FontForge – xxxx.sfd file provided by Ernie.</text:p>
      <text:p text:style-name="P35"><text:tab/><text:tab/>The Keyman – xxx.kmn file provided by Ernie.</text:p>
      <text:p text:style-name="P31"><text:span text:style-name="T1"><text:tab/><text:tab/></text:span><text:span text:style-name="T5">Times.ttf – The font file used for generating the backfont images</text:span></text:p>
      <text:p text:style-name="P35"/>
      <text:p text:style-name="P35"><text:tab/>The sfd file contains the symbols and unicodes for the primary words and is used to <text:tab/><text:tab/>generate the list of primary words</text:p>
      <text:p text:style-name="P35"><text:tab/></text:p>
      <text:p text:style-name="P35"><text:tab/>The kmn file contains the primary words and the synonyms of primary words along with <text:s/><text:tab/>their unicodes.</text:p>
      <text:p text:style-name="P35"/>
      <text:p text:style-name="P40"><text:tab/></text:p>
      <text:p text:style-name="P32"><text:span text:style-name="T16">S</text:span><text:span text:style-name="T14">cripts:</text:span></text:p>
      <text:p text:style-name="P33"><text:span text:style-name="T14"><text:tab/></text:span><text:span text:style-name="T17">doall.bat – This is a batch file executing all the scripts. - This is undergoing changes <text:tab/><text:tab/><text:tab/>and may be redesigned at some time</text:span></text:p>
      <text:p text:style-name="P33"><text:span text:style-name="T17"><text:tab/><text:tab/></text:span><text:span text:style-name="T19">Look at this file to see how commands are executed.</text:span></text:p>
      <text:p text:style-name="P33"><text:span text:style-name="T19"><text:tab/><text:tab/></text:span><text:span text:style-name="T21">This file needs the following variable</text:span><text:span text:style-name="T22">s</text:span><text:span text:style-name="T21"> set before executing.</text:span></text:p>
      <text:p text:style-name="P42">set sfd="SUN7_6.sfd"</text:p>
      <text:p text:style-name="P42">set kmn="SUN7_6.kmn"</text:p>
      <text:p text:style-name="P42">set ver=76</text:p>
      <text:p text:style-name="P42">set ttffont=times.ttf</text:p>
      <text:p text:style-name="P42">set alias=EN</text:p>
      <text:p text:style-name="P43"><text:tab/><text:tab/></text:p>
      <text:p text:style-name="P44">This batch file will generate all files and documents into a complete package.</text:p>
      <text:p text:style-name="P39"><text:tab/><text:tab/>It can also by passing the python file name execute only that one file.</text:p>
      <text:p text:style-name="P39"><text:tab/><text:tab/></text:p>
      <text:p text:style-name="P36"/>
      <text:p text:style-name="P37"><text:tab/>config.<text:span text:style-name="T29">json</text:span> – This contains some specific information for each language and may <text:tab/><text:tab/><text:tab/><text:tab/>eventually be rewritten as more languages are built.</text:p>
      <text:p text:style-name="P37"/>
      <text:p text:style-name="P33"><text:span text:style-name="T17"><text:tab/></text:span><text:span text:style-name="T21">bf</text:span><text:span text:style-name="T19">Config.py – updates and reads the config.</text:span><text:span text:style-name="T21">json</text:span><text:span text:style-name="T19"> file.</text:span></text:p>
      <text:p text:style-name="P34"><text:span text:style-name="T19"><text:tab/></text:span><text:span text:style-name="T14">util.py – </text:span><text:span text:style-name="T20">for future use.</text:span></text:p>
      <text:p text:style-name="P37"/>
      <text:p text:style-name="P33"><text:span text:style-name="T17"><text:tab/></text:span><text:span text:style-name="T23">The following files are the work files.</text:span><text:span text:style-name="T18"> <text:s/>They are being tweaked as languages come <text:tab/><text:tab/><text:tab/>in spreadsheet problems are found. <text:s/>I expect these to become more stable as <text:tab/><text:tab/><text:tab/>we solve more issues.</text:span></text:p>
      <text:p text:style-name="P38"><text:tab/><text:tab/>The doall.bat file shows how the commands are executed. <text:s/>Some scripts also <text:tab/><text:tab/><text:tab/>print out the syntax of the parameters.</text:p>
      <text:p text:style-name="P13"><text:span text:style-name="T12">sfd2csv</text:span><text:span text:style-name="T5">.py – </text:span><text:span text:style-name="T6">This s</text:span><text:span text:style-name="T7">cript</text:span><text:span text:style-name="T6"> takes the sfd file and generates <text:s/></text:span><text:span text:style-name="T23">pw</text:span><text:span text:style-name="T24">%</text:span><text:span text:style-name="T23">ver%_%</text:span><text:span text:style-name="T28">alias%</text:span><text:span text:style-name="T23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6"/>
      <text:p text:style-name="P15"><text:span text:style-name="T11">kmn2csv</text:span><text:span text:style-name="T5">.py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24">%</text:span><text:span text:style-name="T23">ver<text:tab/>%_%</text:span><text:span text:style-name="T28">alias%</text:span><text:span text:style-name="T23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7"/>
      <text:p text:style-name="P14"><text:span text:style-name="T7">l</text:span><text:span text:style-name="T6">angprimary.py – </text:span><text:span text:style-name="T7">T</text:span><text:span text:style-name="T8">his scripts takes </text:span><text:span text:style-name="T25">pw%ver%_%</text:span><text:span text:style-name="T28">alias%</text:span><text:span text:style-name="T25">.csv</text:span><text:span text:style-name="T8"> and the</text:span><text:span text:style-name="T25"> “language.csv”</text:span><text:span text:style-name="T8"> file to <text:tab/>generate </text:span><text:span text:style-name="T25">langpw.csv</text:span><text:span text:style-name="T8"> at present it doesn’t take any parameters, they are <text:tab/>hardcoded, to be changed in future.</text:span></text:p>
      <text:p text:style-name="P28"/>
      <text:p text:style-name="P16"><text:span text:style-name="T5">csv2svg.py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4"/>
      <text:p text:style-name="P10"><text:span text:style-name="T1">svg2Font.py – </text:span><text:span text:style-name="T9">Uses the svg files from the previous script to import into the backfont sfd <text:tab/>file. <text:s/>It also creates a ttf </text:span><text:span text:style-name="T13">and woff </text:span><text:span text:style-name="T9">file for loading </text:span><text:span text:style-name="T12">on the device.</text:span></text:p>
      <text:p text:style-name="P23"/>
      <text:p text:style-name="P30"><text:span text:style-name="T9">A</text:span><text:span text:style-name="T1">T this point the ttf file needs to be installed in the PC. <text:s/>On windows right clicking on the file should give an option to install it.</text:span></text:p>
      <text:p text:style-name="P25"/>
      <text:p text:style-name="P23">The following scripts generate documents and spreadsheets for the version of SUN</text:p>
      <text:p text:style-name="P25"/>
      <text:p text:style-name="P13"><text:soft-page-break/><text:span text:style-name="T5">back2doc.py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5"/>
      <text:p text:style-name="P25"/>
      <text:p text:style-name="P13"><text:span text:style-name="T12">compact</text:span><text:span text:style-name="T5">4x16.py – </text:span><text:span text:style-name="T10">This generates </text:span><text:span text:style-name="T26">compact%ver%_%lang%.o</text:span><text:span text:style-name="T27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5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4-29T15:38:07.270000000</dc:date>
    <meta:editing-duration>PT1H30S</meta:editing-duration>
    <meta:editing-cycles>10</meta:editing-cycles>
    <meta:document-statistic meta:table-count="0" meta:image-count="0" meta:object-count="0" meta:page-count="3" meta:paragraph-count="60" meta:word-count="614" meta:character-count="4019" meta:non-whitespace-character-count="3361"/>
  </office:meta>
</office:document-meta>
</file>